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494f" officeooo:paragraph-rsid="0015494f"/>
    </style:style>
    <style:style style:name="P2" style:family="paragraph" style:parent-style-name="Standard">
      <style:text-properties officeooo:rsid="00158912" officeooo:paragraph-rsid="00158912"/>
    </style:style>
    <style:style style:name="P3" style:family="paragraph" style:parent-style-name="Standard">
      <style:text-properties officeooo:rsid="00163630" officeooo:paragraph-rsid="00163630"/>
    </style:style>
    <style:style style:name="P4" style:family="paragraph" style:parent-style-name="Standard">
      <style:text-properties officeooo:rsid="00163630" officeooo:paragraph-rsid="00163630"/>
    </style:style>
    <style:style style:name="P5" style:family="paragraph" style:parent-style-name="Standard">
      <style:text-properties officeooo:rsid="001771a8" officeooo:paragraph-rsid="001771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Tests</text:p>
      <text:p text:style-name="P1"/>
      <text:p text:style-name="P1">Exercice 1 </text:p>
      <text:p text:style-name="P1"/>
      <text:p text:style-name="P1">Variables Nbres en Numérique</text:p>
      <text:p text:style-name="P1">Début</text:p>
      <text:p text:style-name="P1">Ecrire « Entrez un nombre »</text:p>
      <text:p text:style-name="P1">Lire Nbres</text:p>
      <text:p text:style-name="P1">Si Nbres &gt; 0 alors</text:p>
      <text:p text:style-name="P1">Ecrire « Le nombre est positif »</text:p>
      <text:p text:style-name="P1">Sinon</text:p>
      <text:p text:style-name="P1">Ecrire « Le nombre est négatif »</text:p>
      <text:p text:style-name="P1">Finsi</text:p>
      <text:p text:style-name="P1">Fin</text:p>
      <text:p text:style-name="P1"/>
      <text:p text:style-name="P2">Exercice 2</text:p>
      <text:p text:style-name="P2"/>
      <text:p text:style-name="P2">Variables Nbre1, Nbre2 en Numérique</text:p>
      <text:p text:style-name="P2">Début</text:p>
      <text:p text:style-name="P2">Ecrire <text:tab/><text:tab/>« Entrez un premier nombre »</text:p>
      <text:p text:style-name="P2">Lire <text:tab/><text:tab/>Nbre1</text:p>
      <text:p text:style-name="P2">Ecrire<text:tab/><text:tab/>« Entrez un deuxième nombre »</text:p>
      <text:p text:style-name="P2">Lire<text:tab/><text:tab/>Nbre2 </text:p>
      <text:p text:style-name="P2">Si <text:tab/><text:tab/>Nbre1&gt;0, Nbre2&gt;0 ou Nbre1&lt;0, Nbre2&lt;0 alors</text:p>
      <text:p text:style-name="P2">Ecrire<text:tab/><text:tab/>« le produit est positif »</text:p>
      <text:p text:style-name="P2">sinon</text:p>
      <text:p text:style-name="P2">Ecrire<text:tab/><text:tab/>« le produit est négatif »</text:p>
      <text:p text:style-name="P2">Finsi</text:p>
      <text:p text:style-name="P2">Fin</text:p>
      <text:p text:style-name="P2"/>
      <text:p text:style-name="P2">Exercice 3 </text:p>
      <text:p text:style-name="P2"/>
      <text:p text:style-name="P3">Variables Nom1, Nom2, Nom3 en Caractère</text:p>
      <text:p text:style-name="P3">Début</text:p>
      <text:p text:style-name="P3">Ecrire<text:tab/>« Entrez un premier nom »</text:p>
      <text:p text:style-name="P3">Lire<text:tab/> Nom1</text:p>
      <text:p text:style-name="P3">Ecrire <text:s text:c="2"/>« Entrez un deuxième nom »</text:p>
      <text:p text:style-name="P3">Lire <text:tab/> Nom2</text:p>
      <text:p text:style-name="P3">Ecrire <text:s text:c="2"/>« Entrez un troisième nom »</text:p>
      <text:p text:style-name="P3">Lire <text:s text:c="5"/>Nom3</text:p>
      <text:p text:style-name="P3">Si <text:tab/>Nom1&gt;Nom2 et Nom2&gt;Nom3 alors</text:p>
      <text:p text:style-name="P3">Ecrire<text:tab/>« Les nombres sont rangés par ordre alphabétique »</text:p>
      <text:p text:style-name="P3">sinon</text:p>
      <text:p text:style-name="P3">Ecrire « Les nombres ne sont pas rangés par ordre alphabétique. »</text:p>
      <text:p text:style-name="P3">Finsi</text:p>
      <text:p text:style-name="P3">Fin</text:p>
      <text:p text:style-name="P3"/>
      <text:p text:style-name="P5"/>
      <text:p text:style-name="P5"/>
      <text:p text:style-name="P5"/>
      <text:p text:style-name="P5"/>
      <text:p text:style-name="P5"/>
      <text:p text:style-name="P5"><text:soft-page-break/>Exercice 4</text:p>
      <text:p text:style-name="P5"/>
      <text:p text:style-name="P5">Variables Nbres en Numérique</text:p>
      <text:p text:style-name="P5">Début</text:p>
      <text:p text:style-name="P5">Ecrire  <text:tab/><text:tab/>« Entrez un nombre »</text:p>
      <text:p text:style-name="P5">Lire <text:tab/><text:tab/>Nbres</text:p>
      <text:p text:style-name="P5">Si <text:tab/><text:tab/>Nbres&gt;0 alors</text:p>
      <text:p text:style-name="P5">Ecrire<text:tab/><text:tab/>« Le nombre est positif »</text:p>
      <text:p text:style-name="P5">Sinonsi<text:tab/>Nbres=0 alors</text:p>
      <text:p text:style-name="P5">Ecrire<text:tab/><text:tab/>« Le nombre vaut 0 »</text:p>
      <text:p text:style-name="P5">Sinon</text:p>
      <text:p text:style-name="P5">Ecrire<text:tab/><text:tab/>« Le nombre est négatif »</text:p>
      <text:p text:style-name="P5">Finsi</text:p>
      <text:p text:style-name="P5">Fin </text:p>
      <text:p text:style-name="P5"/>
      <text:p text:style-name="P5">Exercice 5</text:p>
      <text:p text:style-name="P5"/>
      <text:p text:style-name="P5">Variables Nbre1,Nbre2 en Numérique</text:p>
      <text:p text:style-name="P5">Début</text:p>
      <text:p text:style-name="P5">Ecrire <text:tab/>« Entrez un premier nombre »</text:p>
      <text:p text:style-name="P5">Lire <text:tab/>Nbre1,</text:p>
      <text:p text:style-name="P5">Ecrire <text:tab/>« Entrez un deuxième nombre »</text:p>
      <text:p text:style-name="P5">Lire <text:tab/>Nbre2,</text:p>
      <text:p text:style-name="P5">Si Nbre1&gt;0 et Nbre2&lt;alors</text:p>
      <text:p text:style-name="P5">Ecrire « le produit est négatif »</text:p>
      <text:p text:style-name="P5">sinonsi nbre1=0 ou nbre2=0 alors</text:p>
      <text:p text:style-name="P5">Ecrire « le produit vaut zéro »</text:p>
      <text:p text:style-name="P5">sinon </text:p>
      <text:p text:style-name="P5">Ecrire « le produit est négatif »</text:p>
      <text:p text:style-name="P5">Finsi</text:p>
      <text:p text:style-name="P5">Fin</text:p>
      <text:p text:style-name="P5"/>
      <text:p text:style-name="P5">Exercice 6 </text:p>
      <text:p text:style-name="P5"/>
      <text:p text:style-name="P5">Variables Age en Numérique</text:p>
      <text:p text:style-name="P5">Début</text:p>
      <text:p text:style-name="P5">Ecrire « Entrez l’age de l’enfant »</text:p>
      <text:p text:style-name="P5">Si age&gt;=12 alors</text:p>
      <text:p text:style-name="P5">Ecrire  « L’enfant est dans la catégorie cadet »</text:p>
      <text:p text:style-name="P5">Sinonsi age&gt;=10 alors</text:p>
      <text:p text:style-name="P5">Ecrire  « L’enfant est dans la catégorie minime »</text:p>
      <text:p text:style-name="P5">sinonsi age&gt;=8 alors</text:p>
      <text:p text:style-name="P5">Ecrire « L’enfant est dans la catégorie pupille</text:p>
      <text:p text:style-name="P5">sinon age&gt;=6 alors</text:p>
      <text:p text:style-name="P5">Ecrire « L’enfant est dans la catégorie poussin »</text:p>
      <text:p text:style-name="P5">Finsi</text:p>
      <text:p text:style-name="P5">Fi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15:23:37.615814596</meta:creation-date>
    <dc:date>2023-02-16T16:27:55.798102750</dc:date>
    <meta:editing-duration>PT37M1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82" meta:word-count="321" meta:character-count="1720" meta:non-whitespace-character-count="1436"/>
  </office:meta>
</office:document-meta>
</file>